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ouldNotStarveMemoryOnLargeStackTraceInvocationsTest.large_stack_trace_invocations_should_not_starve_mem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ouldNotStarveMemoryOnLargeStackTraceInvocationsTest.performComputationForDepth( Dummy mock ,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